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16e1e1"/>
    </style:style>
    <style:style style:name="T4" style:family="text">
      <style:text-properties officeooo:rsid="0016ef6e"/>
    </style:style>
    <style:style style:name="T5" style:family="text">
      <style:text-properties officeooo:rsid="00170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3">3.5</text:span></text:p>
      <text:p text:style-name="P1"/>
      <text:p text:style-name="P1">Nom : <text:span text:style-name="T4">Remettre une commande</text:span></text:p>
      <text:p text:style-name="P1"/>
      <text:p text:style-name="P1">Acteur(s) : <text:span text:style-name="T4">Caissier</text:span></text:p>
      <text:p text:style-name="P1"/>
      <text:p text:style-name="P1">Description : <text:span text:style-name="T4">Le caissier doit pouvoir changer l’état de la commande pour indiquer qu’elle a été récupérée par le client</text:span></text:p>
      <text:p text:style-name="P1"/>
      <text:p text:style-name="P1">Auteur : <text:span text:style-name="T5">Damien Ramelet</text:span></text:p>
      <text:p text:style-name="P1"/>
      <text:p text:style-name="P1">Date : <text:span text:style-name="T5">04/06/2020</text:span></text:p>
      <text:p text:style-name="P1"/>
      <text:p text:style-name="P1">Pré-conditions : <text:span text:style-name="T5">La commande doit être à l’état « Prête »</text:span></text:p>
      <text:p text:style-name="P2"/>
      <text:p text:style-name="P1">Démarrage :</text:p>
      <text:p text:style-name="P1"/>
      <text:p text:style-name="P4">Scénario nominal :</text:p>
      <text:p text:style-name="P5"/>
      <text:p text:style-name="P4">Scénario <text:span text:style-name="T1">alternatif :</text:span></text:p>
      <text:p text:style-name="P11"/>
      <text:p text:style-name="P6">Scénario d’erreur :</text:p>
      <text:p text:style-name="P7"/>
      <text:p text:style-name="P8">Fin :</text:p>
      <text:p text:style-name="P8">Scénario nominal :</text:p>
      <text:p text:style-name="P8"/>
      <text:p text:style-name="P9">S<text:span text:style-name="T2">cénario alternatif :</text:span></text:p>
      <text:p text:style-name="P9"/>
      <text:p text:style-name="P10">Scénario d’erreur :</text:p>
      <text:p text:style-name="P1"/>
      <text:p text:style-name="P3">Post-conditions :</text:p>
      <text:p text:style-name="P3"/>
      <text:p text:style-name="P3">Complément 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8M14S</meta:editing-duration>
    <meta:editing-cycles>16</meta:editing-cycles>
    <meta:generator>LibreOffice/6.3.1.2$Windows_X86_64 LibreOffice_project/b79626edf0065ac373bd1df5c28bd630b4424273</meta:generator>
    <dc:date>2020-06-04T16:53:21.470000000</dc:date>
    <meta:document-statistic meta:table-count="0" meta:image-count="0" meta:object-count="0" meta:page-count="1" meta:paragraph-count="17" meta:word-count="75" meta:character-count="435" meta:non-whitespace-character-count="377"/>
  </office:meta>
</office:document-meta>
</file>